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margin-top="0cm" fo:margin-bottom="0cm" fo:text-indent="0cm" style:text-autospace="none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4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 Semibold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3.063cm" svg:x="1.016cm" svg:y="0.762cm">
          <draw:text-box>
            <text:p text:style-name="P1"><text:span text:style-name="T1">HYMN #359</text:span></text:p>
            <text:p text:style-name="P1"><text:span text:style-name="T2">”</text:span><text:span text:style-name="T3">Lo, How a Rose E'er Bloom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908cm" svg:height="7.011cm" svg:x="1.016cm" svg:y="0.762cm">
          <draw:text-box>
            <text:p text:style-name="P1"><text:span text:style-name="T4">1.</text:span><text:span text:style-name="T5"><text:tab/></text:span><text:span text:style-name="T5">Lo, how a rose e’er blooming</text:span><text:span text:style-name="T5"><text:line-break/></text:span><text:span text:style-name="T5">From tender stem hath sprung!</text:span><text:span text:style-name="T5"><text:line-break/></text:span><text:span text:style-name="T5">Of Jesse’s lineage coming</text:span><text:span text:style-name="T5"><text:line-break/></text:span><text:span text:style-name="T5">As prophets long have su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4" draw:layer="layout" svg:width="25.908cm" svg:height="5.321cm" svg:x="1.016cm" svg:y="0.762cm">
          <draw:text-box>
            <text:p text:style-name="P1"><text:span text:style-name="T5">It came, a flow’ret bright,</text:span><text:span text:style-name="T5"><text:line-break/></text:span><text:span text:style-name="T5">Amid the cold of winter,</text:span><text:span text:style-name="T5"><text:line-break/></text:span><text:span text:style-name="T5">When half-spent was the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908cm" svg:height="7.011cm" svg:x="1.016cm" svg:y="0.762cm">
          <draw:text-box>
            <text:p text:style-name="P5"><text:span text:style-name="T6">2.</text:span><text:span text:style-name="T7"> Isaiah ’twas foretold it,</text:span><text:span text:style-name="T7"><text:line-break/></text:span><text:span text:style-name="T7">The rose I have in mind;</text:span><text:span text:style-name="T7"><text:line-break/></text:span><text:span text:style-name="T7">With Mary we behold it,</text:span><text:span text:style-name="T7"><text:line-break/></text:span><text:span text:style-name="T7">The virgin mother k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6" draw:layer="layout" svg:width="25.908cm" svg:height="5.321cm" svg:x="1.016cm" svg:y="0.762cm">
          <draw:text-box>
            <text:p text:style-name="P5"><text:span text:style-name="T7">To show God’s love aright,</text:span><text:span text:style-name="T7"><text:line-break/></text:span><text:span text:style-name="T7">She bore to us a Savior,</text:span><text:span text:style-name="T7"><text:line-break/></text:span><text:span text:style-name="T7">When half-spent was the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7" draw:layer="layout" svg:width="25.908cm" svg:height="7.011cm" svg:x="1.016cm" svg:y="0.762cm">
          <draw:text-box>
            <text:p text:style-name="P5"><text:span text:style-name="T6">3.</text:span><text:span text:style-name="T7"> This flow’r, whose fragrance tender</text:span><text:span text:style-name="T7"><text:line-break/></text:span><text:span text:style-name="T7">With sweetness fills the air,</text:span><text:span text:style-name="T7"><text:line-break/></text:span><text:span text:style-name="T7">Dispels with glorious splendor</text:span><text:span text:style-name="T7"><text:line-break/></text:span><text:span text:style-name="T7">The darkness ev’ryw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5" draw:text-style-name="P9" draw:layer="layout" svg:width="25.908cm" svg:height="4.76cm" svg:x="1.016cm" svg:y="0.762cm">
          <draw:text-box>
            <text:p text:style-name="P5"><text:span text:style-name="T8">True man, yet very God,</text:span><text:span text:style-name="T8"><text:line-break/></text:span><text:span text:style-name="T8">From sin and death He saves us</text:span><text:span text:style-name="T8"><text:line-break/></text:span><text:span text:style-name="T8">And lightens ev’ry lo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11" draw:layer="layout" svg:width="25.908cm" svg:height="7.011cm" svg:x="1.016cm" svg:y="0.762cm">
          <draw:text-box>
            <text:p text:style-name="P10"><text:span text:style-name="T6">4.</text:span><text:span text:style-name="T7"> O Savior, child of Mary,</text:span></text:p>
            <text:p text:style-name="P10"><text:span text:style-name="T7">Who felt our human woe;</text:span></text:p>
            <text:p text:style-name="P10"><text:span text:style-name="T7">O Savior, King of glory,</text:span></text:p>
            <text:p text:style-name="P10"><text:span text:style-name="T7">Who dost our weakness know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6" draw:text-style-name="P13" draw:layer="layout" svg:width="25.908cm" svg:height="13.106cm" svg:x="1.016cm" svg:y="0.762cm">
          <draw:text-box>
            <text:p text:style-name="P10"><text:span text:style-name="T7">Bring us at length we pray</text:span></text:p>
            <text:p text:style-name="P10"><text:span text:style-name="T7">To the bright courts of heaven,</text:span></text:p>
            <text:p text:style-name="P10"><text:span text:style-name="T7">And to the endless day.</text:span></text:p>
            <text:p text:style-name="P12"><text:span text:style-name="T9"><text:line-break/></text:span><text:span text:style-name="T9"/></text:p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2"><text:span text:style-name="T11"><text:s text:c="12"/></text:span><text:span text:style-name="T11">Public domain</text:span></text:p>
            <text:p text:style-name="P12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33:01.462000000</meta:creation-date>
    <dc:title>Hymn template</dc:title>
    <meta:editing-duration>PT17M21S</meta:editing-duration>
    <meta:editing-cycles>5</meta:editing-cycles>
    <meta:generator>LibreOffice/6.1.3.2$Windows_X86_64 LibreOffice_project/86daf60bf00efa86ad547e59e09d6bb77c699acb</meta:generator>
    <meta:initial-creator>Arthur Hoch</meta:initial-creator>
    <dc:date>2019-01-14T15:50:37.457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23T21:33:01.150000000"/>
  </office:meta>
</office:document-meta>
</file>